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222222" loext:opacity="100%" loext:padding="0in" loext:border="none"/>
    </style:style>
    <style:style style:name="P6" style:family="paragraph" style:parent-style-name="Table_20_Contents">
      <style:paragraph-properties fo:margin-left="0.2083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.0835in" fo:text-indent="0in" style:auto-text-indent="fals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47736" officeooo:paragraph-rsid="00047736" style:font-size-asian="10.5pt" style:font-size-complex="12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464d" officeooo:paragraph-rsid="0005464d" style:font-size-asian="10.5pt" style:font-size-complex="12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/>
    </style:style>
    <style:style style:name="P18" style:family="paragraph" style:parent-style-name="Text_20_body">
      <style:paragraph-properties fo:margin-left="0in" fo:margin-right="0in" fo:margin-top="0.0835in" fo:margin-bottom="0in" style:contextual-spacing="fals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20" style:family="paragraph" style:parent-style-name="Text_20_body">
      <style:paragraph-properties fo:margin-left="0in" fo:margin-right="0in" fo:margin-top="0.0835in" fo:margin-bottom="0in" style:contextual-spacing="false"/>
      <style:text-properties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23" style:family="paragraph" style:parent-style-name="Text_20_body">
      <style:paragraph-properties fo:margin-left="0in" fo:margin-right="0in" fo:margin-top="0.0835in" fo:margin-bottom="0in" style:contextual-spacing="false"/>
      <style:text-properties fo:background-color="transparent" loext:padding="0in" loext:border="none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47736" officeooo:paragraph-rsid="00047736" style:font-size-asian="10.5pt" style:font-size-complex="12pt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5464d" officeooo:paragraph-rsid="0005464d" style:font-size-asian="10.5pt" style:font-size-complex="12pt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/>
    </style:style>
    <style:style style:name="T3" style:family="text">
      <style:text-properties fo:color="#5e5e5e" loext:opacity="100%"/>
    </style:style>
    <style:style style:name="T4" style:family="text">
      <style:text-properties fo:color="#222222" loext:opacity="100%"/>
    </style:style>
    <style:style style:name="T5" style:family="text">
      <style:text-properties loext:padding="0in" loext:border="none"/>
    </style:style>
    <style:style style:name="T6" style:family="text">
      <style:text-properties fo:font-variant="normal" fo:text-transform="none" fo:color="#1f1f1f" loext:opacity="100%" style:font-name="Google Sans" fo:font-size="16.5pt" fo:letter-spacing="normal" fo:font-style="normal" fo:font-weight="normal"/>
    </style:style>
    <style:style style:name="T7" style:family="text">
      <style:text-properties fo:font-variant="normal" fo:text-transform="none" fo:color="#1f1f1f" loext:opacity="100%" style:font-name="Google Sans" fo:font-size="16.5pt" fo:letter-spacing="normal" fo:font-style="normal" fo:font-weight="normal" officeooo:rsid="00040a1d"/>
    </style:style>
    <style:style style:name="T8" style:family="text">
      <style:text-properties fo:font-variant="normal" fo:text-transform="none" fo:color="#1f1f1f" loext:opacity="100%" fo:font-size="16.5pt" fo:letter-spacing="normal" fo:font-style="normal" fo:font-weight="normal"/>
    </style:style>
    <style:style style:name="T9" style:family="text">
      <style:text-properties fo:font-variant="normal" fo:text-transform="none" fo:color="#1f1f1f" loext:opacity="100%" fo:letter-spacing="normal" fo:font-style="normal" fo:font-weight="normal"/>
    </style:style>
    <style:style style:name="T10" style:family="text">
      <style:text-properties officeooo:rsid="00040a1d" style:font-size-asian="10.5pt" style:font-size-complex="12pt"/>
    </style:style>
    <style:style style:name="T11" style:family="text">
      <style:text-properties style:font-name="Arial" fo:font-size="12pt" fo:font-style="normal" fo:font-weight="normal"/>
    </style:style>
    <style:style style:name="fr1" style:family="graphic" style:parent-style-name="Frame">
      <style:graphic-properties fo:margin-left="0.0102in" fo:margin-right="0.0102in" fo:margin-top="0.0102in" fo:margin-bottom="0.0102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626in" svg:y="0.052in" svg:width="0.1457in" draw:z-index="0">
        <draw:text-box fo:min-height="0.1043in">
          <text:p text:style-name="P10"/>
        </draw:text-box>
      </draw:frame>
      <text:p text:style-name="P25"><text:span text:style-name="T9">Diodni laser za epilaciju</text:span></text:p>
      <text:p text:style-name="P25"><text:span text:style-name="T9"/></text:p>
      <text:p text:style-name="P13"><text:span text:style-name="T1">Diodni laser je opremljen integrisanom rashladnom pločom koja snižava temperaturu na 10 stepeni tokom tretmana, što dodatno smanjuje bol i povećava udobnost klijenta. Ova rashladna tehnologija čini tretman gotovo bezbolnim, pružajući korisnicima prijatno iskustvo, bez potrebe za dodatnim sredstvima za ublažavanje bola.</text:span></text:p>
      <text:p text:style-name="P15"/>
      <text:p text:style-name="P11">Uređaj je pogodan za sve tipove kože i sve boje dlačica, uključujući tamne dlačice na svetlim tipovima kože. Sa višestrukim podešavanjima snage i brzine, omogućava personalizovane tretmane za svaki tip kože i dlačica, što doprinosi postizanju vrhunskih rezultata u što kraćem vremenskom periodu.</text:p>
      <text:p text:style-name="P15"/>
      <text:p text:style-name="P11">Pozdrav, evo ja ću Vam poslati detaljne specifikacije lasera.</text:p>
      <text:p text:style-name="P15"/>
      <text:p text:style-name="P11">Poseduje 3 talasne dužine, kombinuje 755 nm 808 nm 1064 nm, odgovara svim tonovima kože i tipovima kose. </text:p>
      <text:p text:style-name="P15"/>
      <text:p text:style-name="P14">•<text:span text:style-name="T11">755 nm za uklanjanje bijele (fine zlatne dlake). </text:span></text:p>
      <text:p text:style-name="P14">•<text:span text:style-name="T11">808nm za uklanjanje dlačica žute (prirodne) kože. </text:span></text:p>
      <text:p text:style-name="P14">•<text:span text:style-name="T11">1064nm za uklanjanje dlaka sa crne kože (crne dlake). </text:span></text:p>
      <text:p text:style-name="P15"/>
      <text:p text:style-name="P11">Edukacija za laser se održava u edukativnom centru u Doboju, dodatno se plaća 300 KM. </text:p>
      <text:p text:style-name="P11">Takođe, edukator može doći i u Vaš salon da održi edukaciju, shodno tome plaća se dodatno trošak puta do Vas.</text:p>
      <text:p text:style-name="P15"/>
      <text:p text:style-name="P11">Preporučene parametre dobijate uz laser, tako da znate koje regije kako tretirate, takođe i video montiranja lasera, gde su objašnjene specifikacije, iako ćete to svakako proći sa edukatorom.</text:p>
      <text:p text:style-name="P15"/>
      <text:p text:style-name="P11">Cena diodnog lasera iznosi 6999 KM.</text:p>
      <text:p text:style-name="P25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45:36.638535292</dc:date>
    <meta:editing-duration>PT8M3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09" meta:character-count="1383" meta:non-whitespace-character-count="1181"/>
  </office:meta>
</office:document-meta>
</file>